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style:font-name="Courier 10 Pitch1" fo:font-size="10pt" style:font-size-asian="10pt" style:font-size-complex="10pt"/>
    </style:style>
    <style:style style:name="P15"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6" style:family="paragraph" style:parent-style-name="Preformatted_20_Text">
      <style:paragraph-properties fo:margin-top="0cm" fo:margin-bottom="0.499cm" fo:background-color="#ffffcc" fo:padding="0cm" fo:border="none" style:shadow="none">
        <style:background-image/>
      </style:paragraph-properties>
    </style:style>
    <style:style style:name="P17" style:family="paragraph" style:parent-style-name="Preformatted_20_Text">
      <style:paragraph-properties fo:background-color="#ffffcc" fo:padding="0cm" fo:border="none" style:shadow="none">
        <style:background-image/>
      </style:paragraph-properties>
    </style:style>
    <style:style style:name="P18" style:family="paragraph" style:parent-style-name="Text_20_body">
      <style:paragraph-properties fo:text-align="start" style:justify-single-word="false"/>
    </style:style>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fo:font-style="italic" style:font-style-asian="italic" style:font-style-complex="italic"/>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ext_20_body">
      <style:paragraph-properties fo:margin-left="2.501cm" fo:margin-right="0cm" fo:text-align="start" style:justify-single-word="false" fo:text-indent="-0.635cm" style:auto-text-indent="false"/>
      <style:text-properties fo:font-style="italic" style:font-style-asian="italic" style:font-style-complex="italic"/>
    </style:style>
    <style:style style:name="P28" style:family="paragraph" style:parent-style-name="Contents_20_1">
      <style:paragraph-properties>
        <style:tab-stops>
          <style:tab-stop style:position="17.567cm" style:type="right" style:leader-style="dotted" style:leader-text="."/>
        </style:tab-stops>
      </style:paragraph-properties>
    </style:style>
    <style:style style:name="P29" style:family="paragraph" style:parent-style-name="Contents_20_2">
      <style:paragraph-properties>
        <style:tab-stops>
          <style:tab-stop style:position="17.067cm" style:type="right" style:leader-style="dotted" style:leader-text="."/>
        </style:tab-stops>
      </style:paragraph-properties>
    </style:style>
    <style:style style:name="P30" style:family="paragraph" style:parent-style-name="Contents_20_3">
      <style:paragraph-properties>
        <style:tab-stops>
          <style:tab-stop style:position="16.568cm" style:type="right" style:leader-style="dotted" style:leader-text="."/>
        </style:tab-stops>
      </style:paragraph-properties>
    </style:style>
    <style:style style:name="P31" style:family="paragraph" style:parent-style-name="Contents_20_4">
      <style:paragraph-properties>
        <style:tab-stops>
          <style:tab-stop style:position="16.069cm" style:type="right" style:leader-style="dotted" style:leader-text="."/>
        </style:tab-stops>
      </style:paragraph-properties>
    </style:style>
    <style:style style:name="P32" style:family="paragraph" style:parent-style-name="Heading_20_1" style:list-style-name=""/>
    <style:style style:name="P33" style:family="paragraph" style:parent-style-name="Heading_20_1">
      <style:paragraph-properties fo:text-align="start" style:justify-single-word="false"/>
    </style:style>
    <style:style style:name="P34" style:family="paragraph" style:parent-style-name="Heading_20_1">
      <style:paragraph-properties fo:break-before="page"/>
    </style:style>
    <style:style style:name="P35" style:family="paragraph" style:parent-style-name="Text_20_body" style:list-style-name="L1"/>
    <style:style style:name="P36" style:family="paragraph" style:parent-style-name="Text_20_body">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7">
      <style:paragraph-properties fo:text-align="justify" style:justify-single-word="false"/>
    </style:style>
    <style:style style:name="P39" style:family="paragraph" style:parent-style-name="Text_20_body" style:list-style-name="L9">
      <style:paragraph-properties fo:text-align="justify" style:justify-single-word="false"/>
    </style:style>
    <style:style style:name="P40" style:family="paragraph" style:parent-style-name="Text_20_body" style:list-style-name="L2">
      <style:paragraph-properties fo:line-height="100%"/>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8"/>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3">
      <style:paragraph-properties fo:margin-left="0cm" fo:margin-right="0cm" fo:text-indent="0cm" style:auto-text-indent="false"/>
    </style:style>
    <style:style style:name="P48" style:family="paragraph" style:parent-style-name="Text_20_body" style:list-style-name="L4">
      <style:paragraph-properties fo:margin-left="1.251cm" fo:margin-right="0cm" fo:text-indent="0cm" style:auto-text-indent="false"/>
    </style:style>
    <style:style style:name="P49" style:family="paragraph" style:parent-style-name="Text_20_body" style:list-style-name="L6">
      <style:paragraph-properties fo:margin-top="0cm" fo:margin-bottom="0cm"/>
    </style:style>
    <style:style style:name="P50" style:family="paragraph" style:parent-style-name="Text_20_body" style:list-style-name="L9">
      <style:paragraph-properties fo:margin-left="2.501cm" fo:margin-right="0cm" fo:text-align="start" style:justify-single-word="false" fo:text-indent="-0.635cm" style:auto-text-indent="false"/>
    </style:style>
    <style:style style:name="P51" style:family="paragraph" style:parent-style-name="Text_20_body" style:list-style-name="L9">
      <style:paragraph-properties fo:margin-left="2.501cm" fo:margin-right="0cm" fo:text-align="start" style:justify-single-word="false" fo:text-indent="-0.635cm" style:auto-text-indent="false"/>
      <style:text-properties fo:font-style="normal" style:font-style-asian="normal" style:font-style-complex="normal"/>
    </style:style>
    <style:style style:name="P52" style:family="paragraph" style:parent-style-name="Text_20_body" style:list-style-name="L9">
      <style:paragraph-properties fo:margin-left="3.752cm" fo:margin-right="0cm" fo:text-align="start" style:justify-single-word="false" fo:text-indent="-0.635cm" style:auto-text-indent="false"/>
    </style:style>
    <style:style style:name="P53" style:family="paragraph" style:parent-style-name="Text_20_body" style:list-style-name="L9">
      <style:paragraph-properties fo:margin-left="1.251cm" fo:margin-right="0cm" fo:text-align="start" style:justify-single-word="false" fo:text-indent="-0.635cm" style:auto-text-indent="false"/>
      <style:text-properties fo:font-style="normal" style:font-style-asian="normal" style:font-style-complex="normal"/>
    </style:style>
    <style:style style:name="P54" style:family="paragraph" style:parent-style-name="Preformatted_20_Text">
      <style:text-properties style:font-name="Courier 10 Pitch1" fo:font-size="8pt" style:font-size-asian="8pt" style:font-size-complex="8pt"/>
    </style:style>
    <style:style style:name="P55"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Wingdings"/>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c90016"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Courier 10 Pitch1"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0-12-05T11:08:20">05.12.2010</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28">1Motivation<text:tab/>3</text:p>
          <text:p text:style-name="P28">2Sprachumfang<text:tab/>4</text:p>
          <text:p text:style-name="P29">2.1Generell<text:tab/>4</text:p>
          <text:p text:style-name="P29">2.2Einschränkungen<text:tab/>4</text:p>
          <text:p text:style-name="P29">2.3uBasic-Syntax<text:tab/>5</text:p>
          <text:p text:style-name="P30">2.3.1Operatoren<text:tab/>5</text:p>
          <text:p text:style-name="P31">Arithmetische Operatoren<text:tab/>5</text:p>
          <text:p text:style-name="P31">Bit-Operatoren<text:tab/>5</text:p>
          <text:p text:style-name="P31">Vergleichsoperatoren<text:tab/>5</text:p>
          <text:p text:style-name="P30">2.3.2Schleife von/bis (for/to/next)<text:tab/>6</text:p>
          <text:p text:style-name="P30">2.3.3Bedingte Anweisung (if/then/else)<text:tab/>6</text:p>
          <text:p text:style-name="P30">2.3.4Sprung (goto)<text:tab/>6</text:p>
          <text:p text:style-name="P30">2.3.5Unterprogramm aufrufen (gosub)<text:tab/>6</text:p>
          <text:p text:style-name="P30">2.3.6Programm-Ende (end)<text:tab/>7</text:p>
          <text:p text:style-name="P30">2.3.7Zufallswert (srand/rand)<text:tab/>7</text:p>
          <text:p text:style-name="P30">2.3.8absoluter Betrag (abs)<text:tab/>7</text:p>
          <text:p text:style-name="P30">2.3.9Complement (not)<text:tab/>7</text:p>
          <text:p text:style-name="P30">2.3.10Ausgabe (print)<text:tab/>7</text:p>
          <text:p text:style-name="P30">2.3.11Variable setzen (let)<text:tab/>8</text:p>
          <text:p text:style-name="P30">2.3.12EEPROM-Inhalt setzen (epeek)<text:tab/>8</text:p>
          <text:p text:style-name="P30">2.3.13EEPROM-Inhalt lesen (epoke)<text:tab/>8</text:p>
          <text:p text:style-name="P30">2.3.14Pause-Befehl (wait)<text:tab/>8</text:p>
          <text:p text:style-name="P30">2.3.15I/O-Portrichtung (Ein- oder Ausgang) festlegen (dir)<text:tab/>8</text:p>
          <text:p text:style-name="P30">2.3.16I/O-Port setzen (out)<text:tab/>9</text:p>
          <text:p text:style-name="P30">2.3.17I/O-Port auslesen (in)<text:tab/>9</text:p>
          <text:p text:style-name="P30">2.3.18ADC-Auslesen (adc)<text:tab/>9</text:p>
          <text:p text:style-name="P30">2.3.19C-Routinen aufrufen (call)<text:tab/>9</text:p>
          <text:p text:style-name="P30">2.3.20Zugriff auf interne C-Variablen (vpeek/vpoke)<text:tab/>10</text:p>
          <text:p text:style-name="P30">2.3.21Kommentar (rem)<text:tab/>10</text:p>
          <text:p text:style-name="P29">2.4Basic-Fehlerbehandlung<text:tab/>10</text:p>
          <text:p text:style-name="P29"><text:soft-page-break/>2.5Einige Basic-Beispielprogramme<text:tab/>11</text:p>
          <text:p text:style-name="P30">2.5.1for-next, gosub-return, print<text:tab/>11</text:p>
          <text:p text:style-name="P30">2.5.2abs(), not()<text:tab/>11</text:p>
          <text:p text:style-name="P30">2.5.3Zufallswert<text:tab/>11</text:p>
          <text:p text:style-name="P30">2.5.4Kommentar<text:tab/>11</text:p>
          <text:p text:style-name="P30">2.5.5Call-Befehl<text:tab/>12</text:p>
          <text:p text:style-name="P30">2.5.6VPOKE, VPEEK<text:tab/>12</text:p>
          <text:p text:style-name="P30">2.5.7EEPROM setzen/lesen<text:tab/>12</text:p>
          <text:p text:style-name="P30">2.5.8Endlosschleife mit wait-Befehl<text:tab/>12</text:p>
          <text:p text:style-name="P30">2.5.9I/O-Port auslesen<text:tab/>12</text:p>
          <text:p text:style-name="P30">2.5.10ADC auslesen<text:tab/>12</text:p>
          <text:p text:style-name="P30">2.5.11Blinklichter<text:tab/>13</text:p>
          <text:p text:style-name="P31">Variante 1<text:tab/>13</text:p>
          <text:p text:style-name="P31">Variante 2<text:tab/>13</text:p>
          <text:p text:style-name="P31">Variante 3<text:tab/>13</text:p>
          <text:p text:style-name="P28">3Funktionsweise des Interpreters<text:tab/>13</text:p>
          <text:p text:style-name="P28">4Einbinden in eigene Programme<text:tab/>14</text:p>
          <text:p text:style-name="P29">4.1Parametrisierung (ubasic_config.h)<text:tab/>14</text:p>
          <text:p text:style-name="P29">4.2Übersetzen, Testen<text:tab/>16</text:p>
          <text:p text:style-name="P29">4.3Einbinden, Start eines Basic-Programmes in eigene Applikationen<text:tab/>16</text:p>
          <text:p text:style-name="P29">4.4Schnittstelle zu anderen internen C-Funktionen und -Variablen<text:tab/>17</text:p>
          <text:p text:style-name="P30">4.4.1Basic-Befehl CALL<text:tab/>17</text:p>
          <text:p text:style-name="P30">4.4.2Basic-Befehle VPEEK, VPOKE<text:tab/>19</text:p>
          <text:p text:style-name="P28">5Variabler Zugriff auf Basic-Quelltext<text:tab/>20</text:p>
          <text:p text:style-name="P29">5.1Ziel <text:tab/>20</text:p>
          <text:p text:style-name="P29">5.2Umsetzung<text:tab/>20</text:p>
          <text:p text:style-name="P28">6Formale Syntax-Beschreibung (Erweiterte Backus-Naur-Form)<text:tab/>23</text:p>
          <text:p text:style-name="P28">7Bekannte Fehler<text:tab/>24</text:p>
          <text:p text:style-name="P28">8Kontakt<text:tab/>24</text:p>
        </text:index-body>
      </text:table-of-content>
      <text:p text:style-name="P1"/>
      <text:p text:style-name="P4"/>
      <text:h text:style-name="P34" text:outline-level="1">Motivation</text:h>
      <text:p text:style-name="P18"/>
      <text:p text:style-name="P20">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20">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20">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78428914" text:style-name="L1">
        <text:list-item>
          <text:p text:style-name="P37">relativ einfach zu verstehender Quellcode, der es nach kurzer Einarbeitungszeit möglich macht, den Sprachumfang zu erweitern</text:p>
        </text:list-item>
        <text:list-item>
          <text:p text:style-name="P35">modular aufgebaut, einfach in eigene Applikationen integrierbar</text:p>
        </text:list-item>
        <text:list-item>
          <text:p text:style-name="P35">kleiner übersetzter Code, geringer Speicherverbrauch</text:p>
        </text:list-item>
        <text:list-item>
          <text:p text:style-name="P35">Basic-Syntax ist an das bekannte TinyBasic angelehnt</text:p>
        </text:list-item>
        <text:list-item>
          <text:p text:style-name="P35">Sprachumfang und interner Speicherverbrauch parametrierbar</text:p>
        </text:list-item>
        <text:list-item>
          <text:p text:style-name="P37">Basic-Befehle für den Zugriff auf Funktionen und Variablen der einbindenden Firmware vor­handen</text:p>
        </text:list-item>
        <text:list-item>
          <text:p text:style-name="P37">einfache Schnittstelle zur Implementierung eigener Zugriffsmethoden auf das Speichermedium des Basic-Quelltextes </text:p>
        </text:list-item>
      </text:list>
      <text:p text:style-name="Text_20_body"/>
      <text:h text:style-name="P32" text:outline-level="1"/>
      <text:h text:style-name="P34" text:outline-level="1"><text:bookmark text:name="Derzeitiger_Sprachumfang"/>Sprachumfang</text:h>
      <text:h text:style-name="Heading_20_2" text:outline-level="2">Generell</text:h>
      <text:p text:style-name="P20">Der Sprachumfang lehnt sich, mit einigen Einschränkungen (siehe weiter unten), an das bekannte Tiny­Basic an. </text:p>
      <text:p text:style-name="P20">Basic-Zeilen fangen immer mit einer eineindeutigen Zeilennummer an, diese werden in der folgenden 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83878095" text:style-name="L2">
        <text:list-item>
          <text:p text:style-name="P40">Befehle ohne einschließende Klammern ö.ä. angegeben</text:p>
        </text:list-item>
        <text:list-item>
          <text:p text:style-name="P40">erforderliche Syntaxelemente in &lt;...&gt; angegeben</text:p>
        </text:list-item>
        <text:list-item>
          <text:p text:style-name="P40">alternative Syntaxelemente mit einem | getrennt</text:p>
        </text:list-item>
        <text:list-item>
          <text:p text:style-name="P40">optionale Syntaxelemente in [...] angegeben</text:p>
        </text:list-item>
      </text:list>
      <text:p text:style-name="Text_20_body">Kombinationen sind möglich.</text:p>
      <text:p text:style-name="Text_20_body"/>
      <text:p text:style-name="Text_20_body">Bedeutung innerhalb folgender Syntaxbeschreibung:</text:p>
      <text:list xml:id="list415930288" text:style-name="L3">
        <text:list-item>
          <text:p text:style-name="P47"><text:span text:style-name="T2">val</text:span> <text:s/><text:span text:style-name="T4"></text:span> ein numerischer Wert</text:p>
        </text:list-item>
        <text:list-item>
          <text:p text:style-name="P47"><text:span text:style-name="T2">str</text:span> <text:s/><text:span text:style-name="T4"></text:span> ein String (eingeschlossen in "...")</text:p>
        </text:list-item>
        <text:list-item>
          <text:p text:style-name="P47"><text:span text:style-name="T2">expr</text:span> <text:span text:style-name="T4"></text:span> eine Expression (Ausdruck)</text:p>
        </text:list-item>
        <text:list-item>
          <text:p text:style-name="P47"><text:span text:style-name="T2">var</text:span> <text:s/><text:span text:style-name="T4"></text:span> eine Variable</text:p>
        </text:list-item>
        <text:list-item>
          <text:p text:style-name="P47"><text:span text:style-name="T2">rel</text:span> <text:s/><text:span text:style-name="T4"></text:span> Relation (Vergleichsoperation)</text:p>
        </text:list-item>
        <text:list-item>
          <text:p text:style-name="P47"><text:span text:style-name="T2">...</text:span> <text:s/><text:span text:style-name="T4"></text:span> weitere beliebige Statements/Zeichen o.ä.</text:p>
        </text:list-item>
      </text:list>
      <text:p text:style-name="P23"/>
      <text:h text:style-name="Heading_20_2" text:outline-level="2">Einschränkungen</text:h>
      <text:p text:style-name="Text_20_body">Folgende Einschränkungen gelten für Basic-Programme:</text:p>
      <text:list xml:id="list806651289" text:style-name="L4">
        <text:list-item>
          <text:p text:style-name="P41">systembedingte Einschränkungen:</text:p>
        </text:list-item>
        <text:list-item>
          <text:p text:style-name="P48">Schachtelungstiefe for-Befehl: ist begrenzt und via define einstellbar (uBasic_config.h)</text:p>
        </text:list-item>
        <text:list-item>
          <text:p text:style-name="P48">Schachtelungstiefe gosub-Befehl: ist begrenzt und via define einstellbar (uBasic_config.h)</text:p>
        </text:list-item>
        <text:list-item>
          <text:p text:style-name="P48">Länge des Basic-Quelltext: ist begrenzt durch vorhandene Speichergrößen</text:p>
        </text:list-item>
        <text:list-item>
          <text:p text:style-name="P41">im Vergleich zu anderen verbreiteten Basic-Dialekten (außer TinyBasic):</text:p>
        </text:list-item>
        <text:list-item>
          <text:p text:style-name="P48"><text:soft-page-break/>Wertebereiche Variablen: nur Integer (signed)</text:p>
        </text:list-item>
        <text:list-item>
          <text:p text:style-name="P48">Variablennamen: nur ein Buchstabe von 'a'...'z' bzw. 'A'...'Z' (es gilt a=A usw.)</text:p>
        </text:list-item>
        <text:list-item>
          <text:p text:style-name="P48">Anzahl Variablen: max. 26 und via define einstellbar (uBasic_config.h)</text:p>
        </text:list-item>
        <text:list-item>
          <text:p text:style-name="P41">im Vergleich zu TinyBasic</text:p>
        </text:list-item>
        <text:list-item>
          <text:p text:style-name="P48">es gibt keine Arrays</text:p>
        </text:list-item>
        <text:list-item>
          <text:p text:style-name="P48">keine DATA-Anweisung</text:p>
        </text:list-item>
      </text:list>
      <text:p text:style-name="Text_20_body"/>
      <text:p text:style-name="Text_20_body"/>
      <text:h text:style-name="Heading_20_2" text:outline-level="2">uBasic-Syntax</text:h>
      <text:h text:style-name="Heading_20_3" text:outline-level="3">Darstellungsformen für Zahlen</text:h>
      <text:p text:style-name="P20">Es sind innerhalb eines Basic-Programmes folgende unterschiedliche Darstellungsformen für Zahlen zulässig:</text:p>
      <text:list xml:id="list1117241905" text:style-name="L11">
        <text:list-item>
          <text:p text:style-name="P46">Dezimalzahlen:<text:tab/>1234</text:p>
        </text:list-item>
        <text:list-item>
          <text:p text:style-name="P46">Hexadezimalzahlen:<text:tab/>0x12AB</text:p>
        </text:list-item>
        <text:list-item>
          <text:p text:style-name="P46">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5">Operator</text:p>
          </table:table-cell>
          <table:table-cell table:style-name="Table1.B1" office:value-type="string">
            <text:p text:style-name="P25">Bedeutung </text:p>
          </table:table-cell>
        </table:table-row>
        <table:table-row>
          <table:table-cell table:style-name="Table1.A2" office:value-type="string">
            <text:p text:style-name="P26">+</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6">-</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6">/</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6">*</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6">%,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5">Operator </text:p>
          </table:table-cell>
          <table:table-cell table:style-name="Table2.B1" office:value-type="string">
            <text:p text:style-name="P25">Bedeutung </text:p>
          </table:table-cell>
        </table:table-row>
        <table:table-row>
          <table:table-cell table:style-name="Table2.A2" office:value-type="string">
            <text:p text:style-name="P26">|,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6">&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6">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6">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6">shl</text:p>
          </table:table-cell>
          <table:table-cell table:style-name="Table2.B2" office:value-type="string">
            <text:p text:style-name="Table_20_Contents">Linksverschiebung; z.B. <text:span text:style-name="T2">4 shl 1</text:span></text:p>
          </table:table-cell>
        </table:table-row>
      </table:table>
      <text:p text:style-name="Text_20_body"><text:soft-page-break/></text:p>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25">Operator </text:p>
          </table:table-cell>
          <table:table-cell table:style-name="Table3.B1" office:value-type="string">
            <text:p text:style-name="P25">Bedeutung </text:p>
          </table:table-cell>
        </table:table-row>
        <table:table-row>
          <table:table-cell table:style-name="Table3.A2" office:value-type="string">
            <text:p text:style-name="P26">&lt;</text:p>
          </table:table-cell>
          <table:table-cell table:style-name="Table3.B2" office:value-type="string">
            <text:p text:style-name="Table_20_Contents">kleiner</text:p>
          </table:table-cell>
        </table:table-row>
        <table:table-row>
          <table:table-cell table:style-name="Table3.A2" office:value-type="string">
            <text:p text:style-name="P26">&gt;</text:p>
          </table:table-cell>
          <table:table-cell table:style-name="Table3.B2" office:value-type="string">
            <text:p text:style-name="Table_20_Contents">größer</text:p>
          </table:table-cell>
        </table:table-row>
        <table:table-row>
          <table:table-cell table:style-name="Table3.A2" office:value-type="string">
            <text:p text:style-name="P26">=</text:p>
          </table:table-cell>
          <table:table-cell table:style-name="Table3.B2" office:value-type="string">
            <text:p text:style-name="Table_20_Contents">gleich</text:p>
          </table:table-cell>
        </table:table-row>
        <table:table-row>
          <table:table-cell table:style-name="Table3.A2" office:value-type="string">
            <text:p text:style-name="P26">&gt;=</text:p>
          </table:table-cell>
          <table:table-cell table:style-name="Table3.B2" office:value-type="string">
            <text:p text:style-name="Table_20_Contents">größer gleich</text:p>
          </table:table-cell>
        </table:table-row>
        <table:table-row>
          <table:table-cell table:style-name="Table3.A2" office:value-type="string">
            <text:p text:style-name="P26">&lt;=</text:p>
          </table:table-cell>
          <table:table-cell table:style-name="Table3.B2" office:value-type="string">
            <text:p text:style-name="Table_20_Contents">kleiner gleich</text:p>
          </table:table-cell>
        </table:table-row>
        <table:table-row>
          <table:table-cell table:style-name="Table3.A2" office:value-type="string">
            <text:p text:style-name="P26">&lt;&gt;</text:p>
          </table:table-cell>
          <table:table-cell table:style-name="Table3.B2" office:value-type="string">
            <text:p text:style-name="Table_20_Contents">ungleich</text:p>
          </table:table-cell>
        </table:table-row>
      </table:table>
      <text:p text:style-name="P20"><text:span text:style-name="T5">Hinweis</text:span>: diese Vergleichsoperatoren sind nur in <text:span text:style-name="T2">if-then-else</text:span>-Anweisungen einsetzbar, nicht in <text:span text:style-name="T2">for-next</text:span><text:span text:style-name="T6">-Schleifen (bis auf </text:span><text:span text:style-name="T7">'='</text:span><text:span text:style-name="T6"> natürlich...).</text:span></text:p>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20">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20"/>
      <text:p text:style-name="P20">Fehlerhaftes Beispiel:</text:p>
      <text:p text:style-name="P12">IF A=1 GOTO 100 <text:span text:style-name="T8">ELSE GOTO 200</text:span></text:p>
      <text:p text:style-name="P20"/>
      <text:p text:style-name="P20">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20"><text:span text:style-name="T2">val</text:span> gibt eine gültige Zeilennummer an bzw. das Ergebnis von <text:span text:style-name="T2">expr</text:span> oder <text:span text:style-name="T2">var</text:span> ist eine solche, zu der im Kontext gesprungen werden soll.</text:p>
      <text:p text:style-name="Text_20_body"><text:soft-page-break/></text:p>
      <text:h text:style-name="Heading_20_3" text:outline-level="3">Unterprogramm aufrufen (gosub)</text:h>
      <text:p text:style-name="P6">gosub &lt;val&gt;|&lt;expr&gt;|&lt;var&gt;</text:p>
      <text:p text:style-name="P6">...</text:p>
      <text:p text:style-name="P6">return</text:p>
      <text:p text:style-name="Text_20_body"/>
      <text:p text:style-name="P20"><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Text_20_body">Schachtelungen von <text:span text:style-name="T2">gosub</text:span>-Anweisungen sind möglich.</text:p>
      <text:p text:style-name="Text_20_body"/>
      <text:h text:style-name="Heading_20_3" text:outline-level="3">Programm-Ende (end)</text:h>
      <text:p text:style-name="P6">end</text:p>
      <text:p text:style-name="P19"/>
      <text:p text:style-name="P21">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20">Für die Implementierung der Zufallsfunktionen auf Nicht-AVR-Plattformen wurden die entsprechen­den Routinen der libc verwendet. Als seed-Wert für srand() dient die aktuelle Uhrzeit.</text:p>
      <text:p text:style-name="P20">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text:soft-page-break/>Complement (not)</text:h>
      <text:p text:style-name="P6">&lt;var&gt;=not(&lt;val|var|expr&gt;)</text:p>
      <text:p text:style-name="Text_20_body"/>
      <text:p text:style-name="Text_20_body">Kann auch selbst Element eines Ausdrucks sein.</text:p>
      <text:p text:style-name="Text_20_body"/>
      <text:h text:style-name="Heading_20_3" text:outline-level="3">Ausgabe (print)</text:h>
      <text:p text:style-name="P6">print &lt;val|var|expr|str&gt; [&lt;,|;&gt; [&lt;val|var|expr|str&gt;]]</text:p>
      <text:p text:style-name="Text_20_body"/>
      <text:p text:style-name="P20">Zwischen den einzelnen Ausdrücken wird ein Leerzeichens ausgegeben, wenn als Trennzeichen ein Komma angegeben wird. Ein Semikolon unterdrückt die Ausgabe des Leerzeichen. Stehen Komma oder Semikolon am Zeilenende, wird der Zeilenvorschub unterdrückt.</text:p>
      <text:p text:style-name="P20">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20">Die Angabe von <text:span text:style-name="T2">let</text:span> ist optional. Variablen sind immer vom Typ signed Integer. Beim Start eines Basic-Programms werden sie mit 0 vorinitialisiert.</text:p>
      <text:p text:style-name="Text_20_body"/>
      <text:h text:style-name="Heading_20_3" text:outline-level="3">EEPROM-Inhalt setzen (epeek)</text:h>
      <text:p text:style-name="P6">epeek(&lt;val|var|expr&gt;)=&lt;val|var|expr&gt;</text:p>
      <text:p text:style-name="Text_20_body"/>
      <text:p text:style-name="P20">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20">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20">Die Pausezeit ist in Millisekunden anzugeben. Intern wird _delay_ms() aus util/delay.h (mit allen Kon­<text:soft-page-break/>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n Pin des jeweiligen Ports als Aus- oder Eingang gesetzt. Dabei werden alle Werte &gt;0 als Ausgang und Werte =0 wird als Eingang gewertet.</text:p>
      <text:p text:style-name="P20">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n Pin des jeweiligen Ports auf 0 oder 1 gesetzt. Dabei werden alle Werte größer 0 als 1 und Werte gleich 0 als 0 gewertet.</text:p>
      <text:p text:style-name="P20">Der Befehl ist AVR-spezifisch. Welche Ports angesteuert werden können ist abhängig vom verwende­ten Mikrocontroller und kann in ubasic_config.h eingestellt werden. </text:p>
      <text:p text:style-name="Text_20_body"/>
      <text:p text:style-name="Text_20_body"/>
      <text:h text:style-name="Heading_20_3" text:outline-level="3">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 Pin des entsprechenden Ports ausgelesen und als Ergebnis zurückgegeben.</text:p>
      <text:p text:style-name="P20">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text:soft-page-break/>Die Nummer in Klammern gibt den entsprechenden ADC an.</text:p>
      <text:p text:style-name="P20">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20">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20">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Kommentar (rem)</text:h>
      <text:p text:style-name="P6">rem [...]</text:p>
      <text:p text:style-name="Text_20_body"/>
      <text:p text:style-name="P20">Der nach <text:span text:style-name="T2">rem</text:span> folgende Text wird durch den Interpreter übersprungen und die Abarbeitung wird in der nächsten Basic-Programmzeile fortgesetzt.</text:p>
      <text:p text:style-name="Text_20_body"/>
      <text:h text:style-name="Heading_20_2" text:outline-level="2">Basic-Fehlerbehandlung</text:h>
      <text:p text:style-name="P20">Soweit der Interpreter Fehler im Basic-Programm erkennt, werden sie in folgender Form auf der Stan­dard-Ausgabe ausgegeben:</text:p>
      <text:p text:style-name="P6">error &lt;error-number&gt; at line: '&lt;line-number&gt;'</text:p>
      <text:p text:style-name="Text_20_body"/>
      <text:p text:style-name="Text_20_body">Dabei ist &lt;line-number&gt; die Basic-Zeile, in der der Fehler aufgetreten ist.</text:p>
      <text:p text:style-name="Text_20_body"><text:soft-page-break/>&lt;error-number&gt; hat folgende Bedeutungen (siehe auch uBasic.h):</text:p>
      <text:list xml:id="list267685904" text:style-name="L5">
        <text:list-item>
          <text:p text:style-name="P42">1 <text:span text:style-name="T4"></text:span> allgemeiner Syntax-Fehler</text:p>
        </text:list-item>
        <text:list-item>
          <text:p text:style-name="P42">2 <text:span text:style-name="T4"></text:span> AVR-Erweiterung; unbekannter ADC-Kanal; uBasic_config.h</text:p>
        </text:list-item>
        <text:list-item>
          <text:p text:style-name="P42">3 <text:span text:style-name="T4"></text:span> AVR-Erweiterung; unbekannter I/O-Port; uBasic_config.h</text:p>
        </text:list-item>
        <text:list-item>
          <text:p text:style-name="P42">4 <text:span text:style-name="T4"></text:span> FOR-Schleife ohne TO oder DOWNTO</text:p>
        </text:list-item>
        <text:list-item>
          <text:p text:style-name="P42">5 <text:span text:style-name="T4"></text:span> unbekannter Befehl (Statement)</text:p>
        </text:list-item>
        <text:list-item>
          <text:p text:style-name="P42">6 <text:span text:style-name="T4"></text:span> CALL-Befehl: unbekannter Funktionsname</text:p>
        </text:list-item>
        <text:list-item>
          <text:p text:style-name="P42">7 <text:span text:style-name="T4"></text:span> intern; CALL-Befehl: unbekannter Funktionspointertyp</text:p>
        </text:list-item>
        <text:list-item>
          <text:p text:style-name="P42">8 <text:span text:style-name="T4"></text:span> VPEEK/VPOKE-Befehl: unbekannter Variablenname</text:p>
        </text:list-item>
        <text:list-item>
          <text:p text:style-name="P42">9 <text:span text:style-name="T4"></text:span> in der Kurzform der IF-Anweisung (IF ohne THEN) darf kein ELSE-Zweig enthalten sein</text:p>
          <text:p text:style-name="P42"/>
        </text:list-item>
      </text:list>
      <text:p text:style-name="P20">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Heading_20_2" text:outline-level="2">Einige Basic-Beispielprogramme</text:h>
      <text:h text:style-name="Heading_20_3" text:outline-level="3">for-next, gosub-return, print</text:h>
      <text:p text:style-name="P17">10 <text:s/>gosub 100</text:p>
      <text:p text:style-name="P17">15 <text:s/>a=30</text:p>
      <text:p text:style-name="P17">20 <text:s/>for i = 1 to a step 10</text:p>
      <text:p text:style-name="P17">30 <text:s/>print "i=", i</text:p>
      <text:p text:style-name="P17">40 <text:s/>next i</text:p>
      <text:p text:style-name="P17">50 <text:s/>end</text:p>
      <text:p text:style-name="P17">100 print "subroutine"</text:p>
      <text:p text:style-name="P16">110 return</text:p>
      <text:h text:style-name="Heading_20_3" text:outline-level="3"><text:bookmark text:name="abs.28.29.2C_not.28.29"/>abs(), not()</text:h>
      <text:p text:style-name="Preformatted_20_Text">10 print abs(-8)</text:p>
      <text:p text:style-name="Preformatted_20_Text">20 print not(7)</text:p>
      <text:p text:style-name="P13">30 end</text:p>
      <text:h text:style-name="Heading_20_3" text:outline-level="3"><text:bookmark text:name="Zufallswert"/>Zufallswert</text:h>
      <text:p text:style-name="Preformatted_20_Text">10 <text:s/>srand</text:p>
      <text:p text:style-name="Preformatted_20_Text">20 <text:s/>for v = 1 to 2000</text:p>
      <text:p text:style-name="Preformatted_20_Text">30 <text:s/>y=rand(9)</text:p>
      <text:p text:style-name="Preformatted_20_Text">40 <text:s/>if y=0 then a=a+1</text:p>
      <text:p text:style-name="Preformatted_20_Text">50 <text:s/>if y=1 then b=b+1</text:p>
      <text:p text:style-name="Preformatted_20_Text">60 <text:s/>if y=2 then c=c+1</text:p>
      <text:p text:style-name="Preformatted_20_Text">70 <text:s/>if y=3 then d=d+1</text:p>
      <text:p text:style-name="Preformatted_20_Text">80 <text:s/>if y=4 then e=e+1</text:p>
      <text:p text:style-name="Preformatted_20_Text">90 <text:s/>if y=5 then f=f+1</text:p>
      <text:p text:style-name="Preformatted_20_Text"><text:soft-page-break/>100 if y=6 then g=g+1</text:p>
      <text:p text:style-name="Preformatted_20_Text">110 if y=7 then h=h+1</text:p>
      <text:p text:style-name="Preformatted_20_Text">120 if y=8 then i=i+1</text:p>
      <text:p text:style-name="Preformatted_20_Text">130 if y=9 then j=j+1</text:p>
      <text:p text:style-name="Preformatted_20_Text">140 next v</text:p>
      <text:p text:style-name="Preformatted_20_Text">150 print a,b,c,d,e,f,g,h,i,j</text:p>
      <text:p text:style-name="P13">160 end</text:p>
      <text:h text:style-name="Heading_20_3" text:outline-level="3"><text:bookmark text:name="Kommentar"/>Kommentar</text:h>
      <text:p text:style-name="Preformatted_20_Text">10 rem Das ist ein Kommentar</text:p>
      <text:p text:style-name="Preformatted_20_Text">20 print "Hallo..."</text:p>
      <text:p text:style-name="P13">30 end</text:p>
      <text:h text:style-name="Heading_20_3" text:outline-level="3"><text:bookmark text:name="Call-Befehl"/>Call-Befehl</text:h>
      <text:p text:style-name="Preformatted_20_Text">10 call("a")</text:p>
      <text:p text:style-name="Preformatted_20_Text">20 print call("c",0)</text:p>
      <text:p text:style-name="Preformatted_20_Text">30 wait 500</text:p>
      <text:p text:style-name="Preformatted_20_Text">40 call("b", 0)</text:p>
      <text:p text:style-name="Preformatted_20_Text">50 wait 500</text:p>
      <text:p text:style-name="Preformatted_20_Text">60 goto 10</text:p>
      <text:p text:style-name="P13">70 end</text:p>
      <text:h text:style-name="Heading_20_3" text:outline-level="3"><text:bookmark text:name="VPOKE.2C_VPEEK"/>VPOKE, VPEEK</text:h>
      <text:p text:style-name="Preformatted_20_Text">10 vpoke("a")=123</text:p>
      <text:p text:style-name="Preformatted_20_Text">20 a=vpeek("a")</text:p>
      <text:p text:style-name="P13">30 end<text:bookmark text:name="AVR-spezifische_Dinge"/></text:p>
      <text:h text:style-name="Heading_20_3" text:outline-level="3"><text:bookmark text:name="EEPROM_setzen.2Flesen"/>EEPROM setzen/lesen</text:h>
      <text:p text:style-name="Preformatted_20_Text">10 epoke(2)=55</text:p>
      <text:p text:style-name="Preformatted_20_Text">20 epoke(3)=11</text:p>
      <text:p text:style-name="Preformatted_20_Text">30 a=epeek(2)</text:p>
      <text:p text:style-name="Preformatted_20_Text">40 print a</text:p>
      <text:p text:style-name="Preformatted_20_Text">50 print epeek(3)+3</text:p>
      <text:p text:style-name="P13">60 end</text:p>
      <text:h text:style-name="Heading_20_3" text:outline-level="3"><text:bookmark text:name="Endlosschleife_mit_wait-Befehl"/>Endlosschleife mit wait-Befehl</text:h>
      <text:p text:style-name="Preformatted_20_Text">10 a=1</text:p>
      <text:p text:style-name="Preformatted_20_Text">20 print a</text:p>
      <text:p text:style-name="Preformatted_20_Text">30 wait 1000</text:p>
      <text:p text:style-name="Preformatted_20_Text">40 a=a+1</text:p>
      <text:p text:style-name="Preformatted_20_Text">50 goto 20</text:p>
      <text:p text:style-name="P13">60 end</text:p>
      <text:h text:style-name="Heading_20_3" text:outline-level="3"><text:bookmark text:name="I.2FO-Port_auslesen"/>I/O-Port auslesen</text:h>
      <text:p text:style-name="Preformatted_20_Text">10 print in(“b“,0)</text:p>
      <text:p text:style-name="P13">20 end</text:p>
      <text:h text:style-name="Heading_20_3" text:outline-level="3"><text:bookmark text:name="ADC_auslesen"/><text:soft-page-break/>ADC auslesen</text:h>
      <text:p text:style-name="Preformatted_20_Text">10 print adc(0)</text:p>
      <text:p text:style-name="P13">20 end</text:p>
      <text:h text:style-name="Heading_20_3" text:outline-level="3"><text:bookmark text:name="Blinklichter"/>Blinklichter</text:h>
      <text:h text:style-name="Heading_20_4" text:outline-level="4" text:is-list-header="true"><text:bookmark text:name="Variante_1"/>Variante 1</text:h>
      <text:p text:style-name="Preformatted_20_Text">10 dir(“b“,1)=1</text:p>
      <text:p text:style-name="Preformatted_20_Text">20 out(“b“,1)=1</text:p>
      <text:p text:style-name="Preformatted_20_Text">30 wait 1000</text:p>
      <text:p text:style-name="Preformatted_20_Text">40 out(“b“,1)=0</text:p>
      <text:p text:style-name="Preformatted_20_Text">50 wait 1000</text:p>
      <text:p text:style-name="Preformatted_20_Text">60 goto 20</text:p>
      <text:p text:style-name="P13">70 end</text:p>
      <text:h text:style-name="Heading_20_4" text:outline-level="4" text:is-list-header="true"><text:bookmark text:name="Variante_2"/>Variante 2</text:h>
      <text:p text:style-name="P8">10 dir(“b“,1)=1</text:p>
      <text:p text:style-name="P8">20 a=0</text:p>
      <text:p text:style-name="P8">30 out(“b“,1)=a</text:p>
      <text:p text:style-name="P8">40 if a=1 then a=0 else a=1</text:p>
      <text:p text:style-name="P8">50 wait 1000</text:p>
      <text:p text:style-name="P8">60 goto 30</text:p>
      <text:p text:style-name="P14">70 end</text:p>
      <text:h text:style-name="Heading_20_4" text:outline-level="4" text:is-list-header="true"><text:bookmark text:name="Variante_3"/>Variante 3</text:h>
      <text:p text:style-name="P8">10 dir(“b“,1)=1</text:p>
      <text:p text:style-name="P8">20 a=0</text:p>
      <text:p text:style-name="P8">30 a=a+1</text:p>
      <text:p text:style-name="P8">40 if (a%2)=1 then out(“b“,1)=0 else out(“b“,1)=1</text:p>
      <text:p text:style-name="P8">50 wait 1000</text:p>
      <text:p text:style-name="P8">60 goto 30</text:p>
      <text:p text:style-name="P14">70 end</text:p>
      <text:h text:style-name="P33" text:outline-level="1">Funktionsweise des Interpreters</text:h>
      <text:p text:style-name="Text_20_body">Der uBasic-Interpreter unterteilt sich in zwei Komponenten: </text:p>
      <text:list xml:id="list820640795" text:style-name="L6">
        <text:list-item>
          <text:p text:style-name="P49">dem Tokenizer (tokenizer.*) </text:p>
        </text:list-item>
        <text:list-item>
          <text:p text:style-name="P43">dem eigentlichen uBasic (ubasic*.*) </text:p>
        </text:list-item>
      </text:list>
      <text:p text:style-name="P20"><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20">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text:soft-page-break/>Expression-Elementen (expr() -&gt; term() -&gt; factor()...) unterschieden. </text:p>
      <text:p text:style-name="P20">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20">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20">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20">Definiert die Standardausgabe für den Basic-Befehl <text:span text:style-name="T2">print,</text:span> im obigen Beispiel über die serielle Schnitt­stelle.</text:p>
      <text:p text:style-name="Text_20_body"/>
      <text:p text:style-name="Preformatted_20_Text">#define MAX_STRINGLEN 40</text:p>
      <text:p text:style-name="P20">Maximale Länge eines Strings innerhalb des Basic-Befehls <text:span text:style-name="T2">print</text:span>. (Bsp.: maximal 40 Zeichen)</text:p>
      <text:p text:style-name="Text_20_body"/>
      <text:p text:style-name="Preformatted_20_Text">#define MAX_GOSUB_STACK_DEPTH 2</text:p>
      <text:p text:style-name="P20">Maximale Schachtelungstiefe innerhalb von <text:span text:style-name="T2">gosub</text:span>-Anwesiungen. (Bsp.: maximale Schachtelungstiefe 2)</text:p>
      <text:p text:style-name="Text_20_body"/>
      <text:p text:style-name="Preformatted_20_Text">#define MAX_FOR_STACK_DEPTH 4</text:p>
      <text:p text:style-name="P20">Maximale Schachtelungstiefe von <text:span text:style-name="T2">for-next</text:span>-Anweisungen. (Bsp.: maximale Schachtelungstiefe 4)</text:p>
      <text:p text:style-name="Text_20_body"/>
      <text:p text:style-name="Preformatted_20_Text">#define MAX_VARNUM 26</text:p>
      <text:p text:style-name="P20">Maximale Anzahl von Basic-Variablen. Da Variablennamen nur aus einem Buchstaben bestehen kön­nen, sind maximal 26 Variablen möglich. (Bsp.: maximal 26 Variablen)</text:p>
      <text:p text:style-name="P20"/>
      <text:p text:style-name="Preformatted_20_Text">#define MAX_KEYWORD_LEN<text:tab/>8</text:p>
      <text:p text:style-name="P20">Maximallänge der Schlüsselwörter in der Tabelle keywords[] (tokenizer.*). (Bsp.: maximal 8 Zeichen)</text:p>
      <text:p text:style-name="Text_20_body"/>
      <text:p text:style-name="Preformatted_20_Text">#define MAX_NAME_LEN 8</text:p>
      <text:p text:style-name="P20">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text:soft-page-break/>#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HEX_BIN<text:tab/><text:tab/>1</text:p>
      <text:p text:style-name="P20">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SE_LINENUM_CACHE<text:tab/><text:tab/>1 </text:p>
      <text:p text:style-name="Preformatted_20_Text">#define MAX_LINENUM_CACHE_DEPTH<text:tab/>8</text:p>
      <text:p text:style-name="P20">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20">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20">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text:tab/>1</text:p>
      <text:p text:style-name="P20">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text:tab/>1</text:p>
      <text:p text:style-name="Preformatted_20_Text">#define AVR_OUT<text:tab/><text:tab/>1</text:p>
      <text:p text:style-name="Preformatted_20_Text">#define AVR_ADC<text:tab/><text:tab/>1</text:p>
      <text:p text:style-name="Preformatted_20_Text"><text:soft-page-break/>#define AVR_RND<text:tab/><text:tab/>1</text:p>
      <text:p text:style-name="P20">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text:tab/>0</text:p>
      <text:p text:style-name="Preformatted_20_Text">#define HAVE_PORTB<text:tab/><text:tab/>1</text:p>
      <text:p text:style-name="Preformatted_20_Text">#define HAVE_PORTC<text:tab/><text:tab/>1</text:p>
      <text:p text:style-name="Preformatted_20_Text">#define HAVE_PORTD<text:tab/><text:tab/>1</text:p>
      <text:p text:style-name="P20">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20">Prinzipiell ist es möglich, uBasic auf verschiedenen Plattformen einzusetzen. Im Quelltextpaket sind Testprogramme für AVR (main.c) und Linux (use-ubasic.c) enthalten. Entsprechende Makefiles sind ebenfalls zu finden (Makefile.avr, Makefile.linux).</text:p>
      <text:p text:style-name="P20">Das AVR-Testprogramm nutzt die serielle Schnittstelle für die Ein- und Ausgaben. Weiterhin ist eine Reihe von Basic-Testprogrammen fest einkompiliert (siehe auch Kommentar in main.c).</text:p>
      <text:p text:style-name="P20">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20">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20">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20">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20"><text:line-break/><text:soft-page-break/>uBasic_init() setzt einen internen Pointer auf den Anfang des Programmtextes und initialisiert ein paar weitere interne Variablen. </text:p>
      <text:p text:style-name="P20">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20"><text:lin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5">}</text:p>
      <text:p text:style-name="P20">Als Referenz für das Einbinden des Basic-Interpreters in eigene Programme, wird das Studium von main.c, welche im Quellcode-Archiv enthalten ist, angeraten. </text:p>
      <text:p text:style-name="Text_20_body"/>
      <text:h text:style-name="Heading_20_2" text:outline-level="2">Schnittstelle zu anderen internen C-Funktionen und -Variablen</text:h>
      <text:h text:style-name="Heading_20_3" text:outline-level="3">Basic-Befehl CALL</text:h>
      <text:p text:style-name="P20">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20">Dazu sind allerdings einige Dinge in den Quelltext-Dateien ubasic_call.h und ubasic_call.h vorzuberei­ten. </text:p>
      <text:p text:style-name="P20">Das folgende Erläuerung bezieht sich auf die Einbindung folgender C-Funktionen im Basic-Interpreter und deren Aufrufmöglichkeit mit dem Basic-Befehl <text:span text:style-name="T2">call</text:span>:</text:p>
      <text:p text:style-name="Text_20_body"/>
      <text:p text:style-name="P8">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soft-page-break/><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tab/>ADCSRA=0;</text:p>
      <text:p text:style-name="P8"><text:tab/>return r;</text:p>
      <text:p text:style-name="P8">}</text:p>
      <text:p text:style-name="P20">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20"><text:span text:style-name="T5">(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2"/>
      <text:p text:style-name="P20"><text:span text:style-name="T5">(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soft-page-break/>};</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if <text:s/>((callfunct[idx].typ == VOID_FUNC_VOID) ||</text:p>
      <text:p text:style-name="P8"><text:tab/>(callfunct[idx].typ == VOID_FUNC_INT) </text:p>
      <text:p text:style-name="P8"><text:tab/>) tokenizer_next();</text:p>
      <text:p text:style-name="Text_20_body"/>
      <text:p text:style-name="P20"><text:span text:style-name="T5">(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20"/>
      <text:p text:style-name="P20"><text:span text:style-name="T5">(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20"/>
      <text:p text:style-name="P20"><text:span text:style-name="T5">(5)</text:span> Bei C-Funktionen ohne Rückgabewert, der auch an den call-Befehl (uBasic) zurück gereicht wer­den soll, ist das entsprechende Funktionstyp-Define in der if-Anweisung (call_statement()), mit ODER verknüpft, aufzunehmen.</text:p>
      <text:p text:style-name="P20">Selbstverständlich sind die Header-Dateien, in denen die entsprechenden C-Variablen definiert sind, zu includieren. </text:p>
      <text:p text:style-name="Text_20_body"/>
      <text:h text:style-name="Heading_20_3" text:outline-level="3"><text:soft-page-break/>Basic-Befehle VPEEK, VPOKE</text:h>
      <text:p text:style-name="P20">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p>
      <text:p text:style-name="P20">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20">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20">Ziel der in der Folge beschrieben Systematik ist es, das Einlesen des Basic-Quelltextes von einem be­liebigen Medium zu ermöglichen. Medien könnten z.B. sein:</text:p>
      <text:list xml:id="list273443388" text:style-name="L7">
        <text:list-item>
          <text:p text:style-name="P38">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8">Flash-RAM, EEPROM eines Mikrocontrollers, soweit vorhanden (z.B. AVR-Mikrocontroller)</text:p>
        </text:list-item>
        <text:list-item>
          <text:p text:style-name="P38">angeschlossene externe Speicherbausteine</text:p>
        </text:list-item>
        <text:list-item>
          <text:p text:style-name="P38">ein eventuell vorhandenes Filesystem (SD-Karte, Festplatte usw.)</text:p>
        </text:list-item>
        <text:list-item>
          <text:p text:style-name="P38">usw.</text:p>
        </text:list-item>
      </text:list>
      <text:p text:style-name="P20"/>
      <text:p text:style-name="P20">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20">Der eigentliche Zugriff auf den Basic-Quelltext erfolgt innerhalb des Parsers (tokenizer.c) mittels eines Zeigers, der immer auf die aktuelle Position innerhalb des Basic-Programmes zeigt. Folgende Funktio­nen müssen mit diesem Zeiger realisierbar sein:</text:p>
      <text:list xml:id="list318197797" text:style-name="L8">
        <text:list-item>
          <text:p text:style-name="P44"><text:soft-page-break/>Abfrage der Zeigersposition</text:p>
        </text:list-item>
        <text:list-item>
          <text:p text:style-name="P44">Abfrage des Wertes der Speicherzelle, auf die der Zeiger aktuell zeigt</text:p>
        </text:list-item>
        <text:list-item>
          <text:p text:style-name="P44">Inkrementieren des Zeigers um eine Stelle weiter</text:p>
        </text:list-item>
        <text:list-item>
          <text:p text:style-name="P44">Setzen einer beliebigen neuen Zeigerposition</text:p>
        </text:list-item>
        <text:list-item>
          <text:p text:style-name="P44">Basic-Programmende-Erkennung</text:p>
        </text:list-item>
      </text:list>
      <text:p text:style-name="Text_20_body"/>
      <text:p text:style-name="P20">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20">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20">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20">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20">Erhöht den Wert des Zeiger um eine Stelle. Wichtig ist, dass auch der physischen Zeiger des entspre­chenden Mediums danach auf die korrekte Position zeigt und der Inhalt der referenzierten Speicherzel­le mittels GET_CONTENT_PROG_PTR abfragbar ist. </text:p>
      <text:p text:style-name="P20">Theoretisch könnte auch SET_PROG_PTR_ABSOLUT verwendet werden:</text:p>
      <text:p text:style-name="Preformatted_20_Text">#define INCR_PROG_PTR (SET_PROG_PTR_ABSOLUT(PROG_PTR+1))</text:p>
      <text:p text:style-name="P20">Aber vielleicht gibt es, je nach Medium, optimalere Operationen (wie z.B. bei Zugriffen via fseek()/fgetc() innerhalb eines Dateisystems). Aus diesen Grund ist dieses Define extra herausgeführt.</text:p>
      <text:p text:style-name="P20"/>
      <text:p text:style-name="Preformatted_20_Text">#define END_OF_PROG_TEXT GET_CONTENT_PROG_PTR == 0</text:p>
      <text:p text:style-name="P20">Bedingung mit der das physische Ende des Basic-Programmtextes erkannt werden kann. Das Ergebnis <text:soft-page-break/>muss wahr (größer 0) sein, wenn das Programmende erreicht ist.</text:p>
      <text:p text:style-name="P20"/>
      <text:p text:style-name="P20">Im Quelltextarchiv sind folgende Beispiele für unterschiedliche Zugriffsmethoden auf den Basic-Quelltext zu finden:</text:p>
      <text:list xml:id="list1296921689" text:style-name="L9">
        <text:list-item>
          <text:p text:style-name="P39">über Speicherbereich im (S)RAM via Array mit konstanter Größe referenziert:</text:p>
        </text:list-item>
        <text:list-item>
          <text:p text:style-name="P50">für AVR</text:p>
        </text:list-item>
        <text:list-item>
          <text:p text:style-name="P52">Hauptprogramm: main<text:span text:style-name="T3">.c</text:span><text:span text:style-name="T9">;</text:span> </text:p>
        </text:list-item>
        <text:list-item>
          <text:p text:style-name="P52">Makefile: <text:span text:style-name="T2">Makefile.avr; </text:span></text:p>
        </text:list-item>
        <text:list-item>
          <text:p text:style-name="P52"><text:span text:style-name="T6">Define in tokenizer_access.h: </text:span><text:span text:style-name="T2">ACCESS_VIA_SRAM</text:span></text:p>
        </text:list-item>
        <text:list-item>
          <text:p text:style-name="P51">für Linux</text:p>
        </text:list-item>
        <text:list-item>
          <text:p text:style-name="P52"><text:span text:style-name="T6">Hauptprogramm:</text:span><text:span text:style-name="T2"> use</text:span><text:span text:style-name="T3">_ubasic.c;</text:span><text:span text:style-name="T2"> </text:span></text:p>
        </text:list-item>
        <text:list-item>
          <text:p text:style-name="P52"><text:span text:style-name="T6">Makefile:</text:span><text:span text:style-name="T2"> Makefile.linux; </text:span></text:p>
        </text:list-item>
        <text:list-item>
          <text:p text:style-name="P52"><text:span text:style-name="T6">Define in tokenizer_access.h: </text:span><text:span text:style-name="T2">ACCESS_VIA_SRAM</text:span></text:p>
        </text:list-item>
        <text:list-item>
          <text:p text:style-name="P39">über Programm-Flash-Speicher eines AVR-Mikrocontrollers:</text:p>
        </text:list-item>
        <text:list-item>
          <text:p text:style-name="P50">Hauptprogramm: <text:span text:style-name="T3">pgm_ubasic.c</text:span><text:span text:style-name="T9">;</text:span> </text:p>
        </text:list-item>
        <text:list-item>
          <text:p text:style-name="P50">Makefile: <text:span text:style-name="T2">Makefile.avr_pgm; </text:span></text:p>
        </text:list-item>
        <text:list-item>
          <text:p text:style-name="P50"><text:span text:style-name="T6">Define in tokenizer_access.h: </text:span><text:span text:style-name="T2">ACCESS_VIA_PGM</text:span></text:p>
        </text:list-item>
        <text:list-item>
          <text:p text:style-name="P53">über direkte Dateisystemzugriffe (ohne selbst definierte Zwischenpufferbereiche) unter Linux:</text:p>
        </text:list-item>
        <text:list-item>
          <text:p text:style-name="P50"><text:span text:style-name="T6">Hauptprogramm:</text:span><text:span text:style-name="T2"> file</text:span><text:span text:style-name="T3">_ubasic.c;</text:span><text:span text:style-name="T2"> </text:span></text:p>
        </text:list-item>
        <text:list-item>
          <text:p text:style-name="P50"><text:span text:style-name="T6">Makefile:</text:span><text:span text:style-name="T2"> Makefile.linux_file; </text:span></text:p>
        </text:list-item>
        <text:list-item>
          <text:p text:style-name="P51">Define in tokenizer_access.h und tokenizer_access.c: <text:span text:style-name="T2">ACCESS_VIA_FILE</text:span></text:p>
        </text:list-item>
      </text:list>
      <text:p text:style-name="P27"/>
      <text:p text:style-name="P24"/>
      <text:p text:style-name="P27"/>
      <text:p text:style-name="P24"/>
      <text:h text:style-name="P34" text:outline-level="1">Formale Syntax-Beschreibung (Erweiterte Backus-Naur-Form)</text:h>
      <text:p text:style-name="P7"/>
      <text:p text:style-name="P11">Line<text:tab/><text:tab/>= number statement "\\n"; </text:p>
      <text:p text:style-name="P11">statement<text:tab/>= PRINT printlist | </text:p>
      <text:p text:style-name="P11"><text:tab/><text:tab/> <text:s/>[LET] var "=" expression | </text:p>
      <text:p text:style-name="P11"><text:tab/><text:tab/> <text:s/>GOTO expression | </text:p>
      <text:p text:style-name="P11"><text:tab/><text:tab/> <text:s/>GOSUB expression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unter <text:s/><text:a xlink:type="simple" xlink:href="http://www-cgi.uni-regensburg.de/~brf09510/syntax.html">http://www-cgi.uni-regensburg.de/~brf09510/syntax.html</text:a> zu finden.</text:p>
      <text:h text:style-name="P34" text:outline-level="1">Bekannte Fehler</text:h>
      <text:p text:style-name="P20">Derzeit sind keine Fehler bekannt. Sollten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
      <text:p text:style-name="Text_20_body">Webseiten zum Projekt: </text:p>
      <text:list xml:id="list1798817183" text:style-name="L10">
        <text:list-item>
          <text:p text:style-name="P45">http://bralug.de/wiki/UBasic-avr</text:p>
        </text:list-item>
        <text:list-item>
          <text:p text:style-name="P45">http://www.mikrocontroller.net/articles/AVR_BASIC</text:p>
          <text:p text:style-name="P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3" draw:style-name="Mgr1" draw:text-style-name="MP1" svg:x1="0.025cm" svg:y1="0.007cm" svg:x2="16.98cm" svg:y2="0.007cm"><text:p/></draw:line>Manual: uBasic-avr<text:tab/><text:tab/><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6-09T12:56:47</meta:creation-date>
    <dc:date>2010-12-05T11:08:20</dc:date>
    <dc:language>de-DE</dc:language>
    <meta:editing-cycles>181</meta:editing-cycles>
    <meta:editing-duration>PT88H03M25S</meta:editing-duration>
    <meta:document-statistic meta:table-count="3" meta:image-count="0" meta:object-count="0" meta:page-count="24" meta:paragraph-count="647" meta:word-count="4904" meta:character-count="36548"/>
    <meta:user-defined meta:name="Info 1"/>
    <meta:user-defined meta:name="Info 2"/>
    <meta:user-defined meta:name="Info 3"/>
    <meta:user-defined meta:name="Info 4"/>
  </office:meta>
</office:document-meta>
</file>